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2.17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3.863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Damegend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Why must I use Damegender</text:p>
          </draw:text-box>
        </draw:frame>
        <draw:frame presentation:style-name="pr4" draw:text-style-name="P1" draw:layer="layout" svg:width="23.2cm" svg:height="17.725cm" svg:x="2.4cm" svg:y="4cm" presentation:class="subtitle" presentation:user-transformed="true">
          <draw:text-box>
            <text:p/>
            <text:p/>
            <text:p/>
            <text:p>Guess male or female about a string</text:p>
            <text:p/>
            <text:p>Counting males and females in Internet</text:p>
            <text:p/>
            <text:p>To understand with statistics about a name is about males or female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Ethical Values</text:p>
          </draw:text-box>
        </draw:frame>
        <draw:frame presentation:style-name="pr1" draw:text-style-name="P1" draw:layer="layout" svg:width="25.199cm" svg:height="17.725cm" svg:x="1.4cm" svg:y="2.141cm" presentation:class="subtitle" presentation:user-transformed="true">
          <draw:text-box>
            <text:p/>
            <text:p/>
            <text:p/>
            <text:p/>
            <text:p>About gender gap</text:p>
            <text:p/>
            <text:p>About Free Software: dual license</text:p>
            <text:p/>
            <text:p>About the binary decision: male or female</text:p>
            <text:p/>
            <text:p>A repository about names and frequencies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How can I guess about a name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What countries are related with a name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What countries are related with a surname?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>How many people are using a surname?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>Race about a name in USA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>How can I determine gender gap</text:p>
            <text:p text:style-name="P2"><text:s/>in mailing lists or </text:p>
            <text:p text:style-name="P2">free software projects?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>How can I use a commercial</text:p>
            <text:p text:style-name="P2"><text:s/>solution in gender detection </text:p>
            <text:p text:style-name="P2">from Damegender?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>How can I compare accuracies, </text:p>
            <text:p text:style-name="P2">confusion and errors </text:p>
            <text:p text:style-name="P2">betweent different tools?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>Show me more examples </text:p>
            <text:p text:style-name="P2">about count males and </text:p>
            <text:p text:style-name="P2">females in communities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>How can I use another</text:p>
            <text:p text:style-name="P2">solutions in gender detection</text:p>
            <text:p text:style-name="P2">from damegender? 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 text:style-name="P2"/>
            <text:p text:style-name="P2"/>
            <text:p text:style-name="P2">What is the most popular</text:p>
            <text:p text:style-name="P2">names in a country?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3:16:55.965997017</meta:creation-date>
    <dc:date>2020-09-17T16:29:09.084413803</dc:date>
    <meta:editing-duration>PT45S</meta:editing-duration>
    <meta:editing-cycles>1</meta:editing-cycles>
    <meta:document-statistic meta:object-count="73"/>
    <meta:generator>LibreOffice/5.1.2.2$Linux_X86_64 LibreOffice_project/10m0$Build-2</meta:generator>
  </office:meta>
</office:document-meta>
</file>